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700000047ECF73C38.png"/>
  <manifest:file-entry manifest:media-type="image/png" manifest:full-path="Pictures/10000000000004BF00000093FB12E31D.png"/>
  <manifest:file-entry manifest:media-type="image/png" manifest:full-path="Pictures/100000000000050F000000DC3953CF26.png"/>
  <manifest:file-entry manifest:media-type="image/png" manifest:full-path="Pictures/1000000000000503000000B3DE06DF96.png"/>
  <manifest:file-entry manifest:media-type="image/png" manifest:full-path="Pictures/100000000000021F000000CD57CB55C4.png"/>
  <manifest:file-entry manifest:media-type="image/png" manifest:full-path="Pictures/100000000000044E000000880F784957.png"/>
  <manifest:file-entry manifest:media-type="image/png" manifest:full-path="Pictures/1000000000000231000000B0FF5D2ABC.png"/>
  <manifest:file-entry manifest:media-type="image/png" manifest:full-path="Pictures/100000000000023B000000BB2FB0D6FF.png"/>
  <manifest:file-entry manifest:media-type="image/png" manifest:full-path="Pictures/1000000000000168000000340237E638.png"/>
  <manifest:file-entry manifest:media-type="image/png" manifest:full-path="Pictures/10000000000001600000004424FB8921.png"/>
  <manifest:file-entry manifest:media-type="image/png" manifest:full-path="Pictures/1000000000000536000000A0EFD29B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17</text:p>
      <text:p text:style-name="Standard"/>
      <text:p text:style-name="Standard"><draw:frame draw:style-name="fr1" draw:name="Figura78" text:anchor-type="paragraph" svg:width="17cm" svg:height="2.097cm" draw:z-index="7"><draw:image xlink:href="Pictures/100000000000044E000000880F784957.png" xlink:type="simple" xlink:show="embed" xlink:actuate="onLoad"/></draw:frame></text:p>
      <text:p text:style-name="Standard"><draw:frame draw:style-name="fr2" draw:name="Figura79" text:anchor-type="paragraph" svg:width="14.367cm" svg:height="5.424cm" draw:z-index="0"><draw:image xlink:href="Pictures/100000000000021F000000CD57CB55C4.png" xlink:type="simple" xlink:show="embed" xlink:actuate="onLoad"/></draw:frame></text:p>
      <text:p text:style-name="Standard"><draw:frame draw:style-name="fr3" draw:name="Figura80" text:anchor-type="paragraph" svg:width="9.313cm" svg:height="1.799cm" draw:z-index="1"><draw:image xlink:href="Pictures/10000000000001600000004424FB8921.png" xlink:type="simple" xlink:show="embed" xlink:actuate="onLoad"/></draw:frame></text:p>
      <text:p text:style-name="Standard"><draw:frame draw:style-name="fr1" draw:name="Figura81" text:anchor-type="paragraph" svg:width="17cm" svg:height="2.887cm" draw:z-index="2"><draw:image xlink:href="Pictures/100000000000050F000000DC3953CF26.png" xlink:type="simple" xlink:show="embed" xlink:actuate="onLoad"/></draw:frame></text:p>
      <text:p text:style-name="Standard"/>
      <text:p text:style-name="Standard"><draw:frame draw:style-name="fr3" draw:name="Figura82" text:anchor-type="paragraph" svg:width="15.108cm" svg:height="4.948cm" draw:z-index="3"><draw:image xlink:href="Pictures/100000000000023B000000BB2FB0D6FF.png" xlink:type="simple" xlink:show="embed" xlink:actuate="onLoad"/></draw:frame></text:p>
      <text:p text:style-name="Standard"><draw:frame draw:style-name="fr3" draw:name="Figura83" text:anchor-type="paragraph" svg:width="10.345cm" svg:height="1.879cm" draw:z-index="4"><draw:image xlink:href="Pictures/100000000000018700000047ECF73C38.png" xlink:type="simple" xlink:show="embed" xlink:actuate="onLoad"/></draw:frame></text:p>
      <text:p text:style-name="Standard"><draw:frame draw:style-name="fr1" draw:name="Figura84" text:anchor-type="paragraph" svg:width="17cm" svg:height="2.371cm" draw:z-index="5"><draw:image xlink:href="Pictures/1000000000000503000000B3DE06DF9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86" text:anchor-type="paragraph" svg:width="17cm" svg:height="2.057cm" draw:z-index="6"><draw:image xlink:href="Pictures/10000000000004BF00000093FB12E31D.png" xlink:type="simple" xlink:show="embed" xlink:actuate="onLoad"/></draw:frame></text:p>
      <text:p text:style-name="Standard"><draw:frame draw:style-name="fr2" draw:name="Figura85" text:anchor-type="paragraph" svg:width="14.843cm" svg:height="4.657cm" draw:z-index="8"><draw:image xlink:href="Pictures/1000000000000231000000B0FF5D2ABC.png" xlink:type="simple" xlink:show="embed" xlink:actuate="onLoad"/></draw:frame><draw:frame draw:style-name="fr4" draw:name="Figura87" text:anchor-type="paragraph" svg:x="3.738cm" svg:y="5.117cm" svg:width="9.525cm" svg:height="1.376cm" draw:z-index="9"><draw:image xlink:href="Pictures/1000000000000168000000340237E638.png" xlink:type="simple" xlink:show="embed" xlink:actuate="onLoad"/></draw:frame></text:p>
      <text:p text:style-name="Standard"/>
      <text:p text:style-name="Standard"><draw:frame draw:style-name="fr2" draw:name="Figura88" text:anchor-type="paragraph" svg:width="17cm" svg:height="2.491cm" draw:z-index="10"><draw:image xlink:href="Pictures/1000000000000536000000A0EFD29B10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14:41:51.67</meta:creation-date>
    <meta:document-statistic meta:table-count="0" meta:image-count="11" meta:object-count="0" meta:page-count="2" meta:paragraph-count="1" meta:word-count="2" meta:character-count="8"/>
    <dc:date>2018-02-09T14:45:06.34</dc:date>
    <dc:creator>Damaso Roese </dc:creator>
    <meta:editing-duration>PT00H03M14S</meta:editing-duration>
    <meta:editing-cycles>1</meta:editing-cycles>
    <meta:generator>BrOffice.org/3.2$Win32 OpenOffice.org_project/320m12$Build-9483</meta:generator>
  </office:meta>
</office:document-meta>
</file>